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DejaVu Sans Mono" svg:font-family="'DejaVu Sans Mono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text-properties fo:font-size="14pt" fo:font-style="italic" style:font-size-asian="14pt" style:font-style-asian="italic" style:font-size-complex="14pt" style:font-style-complex="italic"/>
    </style:style>
    <style:style style:name="P3" style:family="paragraph" style:parent-style-name="Standard">
      <style:text-properties fo:font-size="14pt" fo:font-weight="bold" officeooo:rsid="000a187b" officeooo:paragraph-rsid="000a187b" style:font-size-asian="14pt" style:font-weight-asian="bold" style:font-size-complex="14pt" style:font-weight-complex="bold"/>
    </style:style>
    <style:style style:name="P4" style:family="paragraph" style:parent-style-name="Standard">
      <style:text-properties fo:font-size="14pt" fo:font-weight="normal" officeooo:rsid="0009226f" officeooo:paragraph-rsid="0009226f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size="32pt" fo:font-weight="bold" style:font-size-asian="32pt" style:font-weight-asian="bold" style:font-size-complex="32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32pt" fo:font-weight="bold" officeooo:rsid="00048cd6" officeooo:paragraph-rsid="00048cd6" style:font-size-asian="32pt" style:font-weight-asian="bold" style:font-size-complex="32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32pt" style:font-size-asian="32pt" style:font-size-complex="32pt"/>
    </style:style>
    <style:style style:name="P8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20pt" fo:font-weight="bold" officeooo:paragraph-rsid="0009226f" style:font-size-asian="20pt" style:font-weight-asian="bold" style:font-size-complex="20pt" style:font-weight-complex="bold"/>
    </style:style>
    <style:style style:name="P10" style:family="paragraph" style:parent-style-name="Standard">
      <style:text-properties fo:font-size="14pt" officeooo:rsid="0013ae04" officeooo:paragraph-rsid="0013ae04" style:font-size-asian="14pt" style:font-size-complex="14pt"/>
    </style:style>
    <style:style style:name="P11" style:family="paragraph" style:parent-style-name="Standard">
      <style:text-properties fo:font-size="14pt" officeooo:rsid="00150fc7" officeooo:paragraph-rsid="00150fc7" style:font-size-asian="14pt" style:font-size-complex="14pt"/>
    </style:style>
    <style:style style:name="P12" style:family="paragraph" style:parent-style-name="Standard">
      <style:text-properties fo:font-size="14pt" fo:font-weight="bold" officeooo:rsid="0013ae04" officeooo:paragraph-rsid="0013ae04" style:font-size-asian="14pt" style:font-weight-asian="bold" style:font-size-complex="14pt" style:font-weight-complex="bold"/>
    </style:style>
    <style:style style:name="P13" style:family="paragraph" style:parent-style-name="Standard">
      <style:text-properties fo:font-size="14pt" fo:font-weight="bold" officeooo:rsid="00150fc7" officeooo:paragraph-rsid="00150fc7" style:font-size-asian="14pt" style:font-weight-asian="bold" style:font-size-complex="14pt" style:font-weight-complex="bold"/>
    </style:style>
    <style:style style:name="P14" style:family="paragraph" style:parent-style-name="Standard">
      <style:text-properties fo:font-size="14pt" fo:font-weight="bold" officeooo:rsid="00075a75" officeooo:paragraph-rsid="0009226f" style:font-size-asian="14pt" style:font-weight-asian="bold" style:font-size-complex="14pt" style:font-weight-complex="bold"/>
    </style:style>
    <style:style style:name="P15" style:family="paragraph" style:parent-style-name="Standard">
      <style:text-properties fo:font-size="14pt" fo:font-weight="bold" officeooo:rsid="00075a75" officeooo:paragraph-rsid="0015acbd" style:font-size-asian="14pt" style:font-weight-asian="bold" style:font-size-complex="14pt" style:font-weight-complex="bold"/>
    </style:style>
    <style:style style:name="P16" style:family="paragraph" style:parent-style-name="Standard">
      <style:text-properties fo:font-size="14pt" fo:font-weight="bold" officeooo:rsid="0015acbd" officeooo:paragraph-rsid="0009226f" style:font-size-asian="14pt" style:font-weight-asian="bold" style:font-size-complex="14pt" style:font-weight-complex="bold"/>
    </style:style>
    <style:style style:name="P17" style:family="paragraph" style:parent-style-name="Standard">
      <style:text-properties fo:font-size="14pt" fo:font-weight="normal" officeooo:rsid="0015acbd" officeooo:paragraph-rsid="0015acbd" style:font-size-asian="14pt" style:font-weight-asian="normal" style:font-size-complex="14pt" style:font-weight-complex="normal"/>
    </style:style>
    <style:style style:name="P18" style:family="paragraph" style:parent-style-name="Standard">
      <style:text-properties fo:font-size="14pt" fo:font-weight="normal" officeooo:rsid="0015acbd" officeooo:paragraph-rsid="0015ebf8" style:font-size-asian="14pt" style:font-weight-asian="normal" style:font-size-complex="14pt" style:font-weight-complex="normal"/>
    </style:style>
    <style:style style:name="T1" style:family="text">
      <style:text-properties officeooo:rsid="00075a75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c8a18" style:font-weight-asian="normal" style:font-weight-complex="normal"/>
    </style:style>
    <style:style style:name="T4" style:family="text">
      <style:text-properties fo:font-weight="normal" officeooo:rsid="000d8752" style:font-weight-asian="normal" style:font-weight-complex="normal"/>
    </style:style>
    <style:style style:name="T5" style:family="text">
      <style:text-properties fo:font-weight="normal" officeooo:rsid="00150fc7" style:font-weight-asian="normal" style:font-weight-complex="normal"/>
    </style:style>
    <style:style style:name="T6" style:family="text">
      <style:text-properties officeooo:rsid="0009226f"/>
    </style:style>
    <style:style style:name="T7" style:family="text">
      <style:text-properties officeooo:rsid="000a187b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150fc7" style:font-weight-asian="bold" style:font-weight-complex="bold"/>
    </style:style>
    <style:style style:name="T10" style:family="text">
      <style:text-properties fo:font-style="italic" style:text-underline-style="none" officeooo:rsid="00104f12" style:font-style-asian="italic" style:font-style-complex="italic"/>
    </style:style>
    <style:style style:name="T1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2" style:family="text">
      <style:text-properties officeooo:rsid="0013ae04"/>
    </style:style>
    <style:style style:name="T13" style:family="text">
      <style:text-properties officeooo:rsid="00150fc7"/>
    </style:style>
    <style:style style:name="T1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5" style:family="text">
      <style:text-properties fo:font-style="normal" fo:font-weight="bold" style:font-style-asian="normal" style:font-weight-asian="bold" style:font-style-complex="normal" style:font-weight-complex="bold"/>
    </style:style>
    <style:style style:name="T16" style:family="text">
      <style:text-properties officeooo:rsid="0015ebf8"/>
    </style:style>
    <style:style style:name="T17" style:family="text">
      <style:text-properties style:text-position="super 58%" officeooo:rsid="0015ebf8"/>
    </style:style>
    <style:style style:name="T18" style:family="text">
      <style:text-properties style:text-position="0% 100%" officeooo:rsid="0015ebf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Meataxe-64</text:p>
      <text:p text:style-name="P6"><text:span text:style-name="T1">Pcrit</text:span>.</text:p>
      <text:p text:style-name="P7">Richard Parker <text:span text:style-name="T12">20</text:span>.<text:span text:style-name="T12">8</text:span>.201<text:span text:style-name="T12">6</text:span></text:p>
      <text:p text:style-name="P2"/>
      <text:p text:style-name="P8">Section 1 – Introduction</text:p>
      <text:p text:style-name="P1"/>
      <text:p text:style-name="P10">Meataxe64 <text:span text:style-name="T13">has two modules using x86 assembler</text:span>.</text:p>
      <text:p text:style-name="P10"/>
      <text:p text:style-name="P10">1. <text:s/>The <text:span text:style-name="T8">pcrit</text:span> routines (documented here) are used by the “field” and “linf” modules to do operations as quickly as possible, but where the performance pressure is not at its greatest. <text:s/>A “GEN” version implements these functions (at considerably worse performance) in “c” so that the system can work. <text:s/><text:span text:style-name="T13">Included in pcrit are the assembler parts of the </text:span><text:span text:style-name="T9">HPMI</text:span><text:span text:style-name="T5">, but inclusion of these parts in pcrit are optional.</text:span></text:p>
      <text:p text:style-name="P10"><text:span text:style-name="T13">2</text:span>. <text:s/>The <text:span text:style-name="T8">thread-farm</text:span> uses an x86-assembler set of routines (tfarm0.s) for locking purposes, and there are currently no plans to attempt the thread-farm except on x86 machines. <text:s/><text:span text:style-name="T13">This is discussed elsewhere.</text:span></text:p>
      <text:p text:style-name="P10"/>
      <text:p text:style-name="P10">There are currently four implementations of pcrit.</text:p>
      <text:p text:style-name="P10"/>
      <text:p text:style-name="P12">HAS<text:span text:style-name="T2"> for x86-chips with AVX-2, designed to run on Haswell and later. <text:s/>No AMD chip has yet emerged with this capability. <text:s/>During development, this is the version being programmed. <text:s/>Much of the new code should be cut-n-pasted to PIL and NEH to make it work (though it will need extensive testing). <text:s/></text:span><text:span text:style-name="T5">It currently has HPMI for characteristic 2 and 3.</text:span></text:p>
      <text:p text:style-name="P12">NEH<text:span text:style-name="T2"> is for x86-chips predating Haswell. <text:s/>It uses SSE-2 for vectorized work </text:span><text:span text:style-name="T5">and has HPMI for characteristics 2 and 3 also, where it is </text:span><text:span text:style-name="T2">approximately a factor of two slower than HAS.</text:span></text:p>
      <text:p text:style-name="P13">GEN<text:span text:style-name="T2"> is a “c” implementation. <text:s/>It is currently lagging behind a bit, but could be brought back with a day or two’s work and a lot of testing.</text:span></text:p>
      <text:p text:style-name="P13">PIL<text:span text:style-name="T2"> is for the AMD Piledriver chip (the St. Andrew’s </text:span><text:span text:style-name="T11">lovelace</text:span><text:span text:style-name="T14"> and </text:span><text:span text:style-name="T11">babbage</text:span><text:span text:style-name="T14">), where the NEH code was changed specifically to allow for the shared decode, which proved a bottleneck for HPMI. <text:s/>It was therefore re-coded to have fewer instructions. <text:s/>There are no long-term plans to maintain this version at present.</text:span></text:p>
      <text:p text:style-name="P13"><text:span text:style-name="T14"/></text:p>
      <text:p text:style-name="P11"><text:span text:style-name="T14">A fifth implementation is expected if and when AVX-512 becomes available. <text:s/>I suspect it will be called </text:span><text:span text:style-name="T15">CAN</text:span><text:span text:style-name="T14"> for Cannonlake, since I dispair as to whether its previous name (SKY) is going to be appropriate. <text:s/>No development of this has yet taken place. <text:s/>The main ideas are to use the 512-bit registers to double the speed, and to use the “ternary operators” to speed up the bit-slice versions (characteristic 2, 3 and evenutally 5, 7 and possibly others).</text:span></text:p>
      <text:p text:style-name="P11"/>
      <text:p text:style-name="P9">Section <text:span text:style-name="T6">2</text:span> – <text:span text:style-name="T6">Specifications of pcrit routines.</text:span></text:p>
      <text:p text:style-name="P14"><text:soft-page-break/></text:p>
      <text:p text:style-name="P18"><text:span text:style-name="T8">uint64_t pcpmad ( uint64_t p <text:s/>, <text:s/>uint64_t a <text:s/>, <text:s/>uint64_t b uint64_t c)</text:span> to multiply a by b, add c, and reduce mod p. <text:s/>This uses the 128 / 64 division routine to reduce modulo p, and needs no preparation. <text:s/>It is used for the largest primes that meataxe64 is designed for, and can take around 70 clock cycles (20 nSec) in these cases. <text:s/>To multiply-and-subtract, just give p-c instead of c, <text:span text:style-name="T16">which works in all cases.</text:span></text:p>
      <text:p text:style-name="P18"><text:s text:c="2"/></text:p>
      <text:p text:style-name="P17">extern uint64_t pcpmul(uint64_t p,uint64_t a,uint64_t b); </text:p>
      <text:p text:style-name="P17">extern void pcxor(Dfmt * d, const Dfmt * s1, const Dfmt * s2, int nob);</text:p>
      <text:p text:style-name="P17">extern void pcbif(Dfmt * d, const Dfmt * s1, const Dfmt * s2,</text:p>
      <text:p text:style-name="P17"><text:s text:c="19"/>uint64_t nob, const uint8 * t);</text:p>
      <text:p text:style-name="P17">extern void pchset(HPMI * hp, const FIELD * f);</text:p>
      <text:p text:style-name="P17">extern uint64 pcinfocauld(uint64 fdef);</text:p>
      <text:p text:style-name="P17">void pcbm2(const uint8 *a, uint8 * bv, uint8 *c);</text:p>
      <text:p text:style-name="P17">void pcad3(const uint8 *a, const uint8 *b, uint8 * c);</text:p>
      <text:p text:style-name="P17">void pcbm3(const uint8 *a, uint8 * bv, uint8 *c);</text:p>
      <text:p text:style-name="P16"/>
      <text:p text:style-name="P17">// void pcb64p(uint64_t q,uint64_t * dd);</text:p>
      <text:p text:style-name="P17">// uint64_t pcb64(uint64_t a, uint64_t m);</text:p>
      <text:p text:style-name="P17">// void pcb128p(uint64_t q,uint64_t * dd);</text:p>
      <text:p text:style-name="P17">// uint64_t pcb128(uint64_t a,uint64_t m1,uint64_t m2);</text:p>
      <text:p text:style-name="P17">// </text:p>
      <text:p text:style-name="P15"/>
      <text:p text:style-name="P4"><text:span text:style-name="T8">void pcxor(Dfmt * d, const Dfmt * s1, const Dfmt * s2, int nob)</text:span> to perform an exclusive-or of a string of data d = s1 ^ s2 of length 'nob' bytes<text:span text:style-name="T7">. <text:s/>The implementation uses vectorization where possible, and is tuned for cases where nob is fairly large but not divisible by a large power of two, and the areas are not assumed to be aligned in any way - MOVDQU is the key instruction used in pcrit1. <text:s/>pcxor is used from the FIELD routines DAdd and DSub, and indirectly from DSMad, but will not be part of the main performance-critical multiply routine in characteristic 2, which will use further routines that are not yet specified.</text:span></text:p>
      <text:p text:style-name="P4"/>
      <text:p text:style-name="P3">void pcbif(Dfmt * d,const Dfmt * s1,const Dfmt * s2, int nob,const uint8 * t,int m)<text:span text:style-name="T2"> to apply the binary function t to the bytes of s1 and s2, and put the resulting looked-up byte into d, with nob bytes being processed. <text:s/>If a1 is the byte fetched from an s1 location, and a2 comes from s2, the byte placed in d is t[a1*m+a2].</text:span><text:span text:style-name="T3"> <text:s/>So far I have seen no way to use vectorization, and the performance of this, although the best I can manage, is not that great. <text:s/>It is used primarily for adding and subtracting in odd characteristics where there is more than one entry in each byte</text:span><text:span text:style-name="T4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DejaVu Sans Mono" svg:font-family="'DejaVu Sans Mono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Teletype" style:family="text">
      <style:text-properties style:font-name="DejaVu Sans Mono" fo:font-family="'DejaVu Sans Mono'" style:font-family-generic="modern" style:font-pitch="fixed" style:font-name-asian="WenQuanYi Micro Hei1" style:font-family-asian="'WenQuanYi Micro Hei'" style:font-family-generic-asian="modern" style:font-pitch-asian="fixed" style:font-name-complex="DejaVu Sans Mono" style:font-family-complex="'DejaVu Sans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cm" style:num-format="1" style:print-orientation="portrait" fo:margin-top="1cm" fo:margin-bottom="1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 </meta:initial-creator>
    <meta:creation-date>2011-11-26T16:26:49</meta:creation-date>
    <dc:date>2016-08-20T11:44:41.855815773</dc:date>
    <meta:editing-duration>PT23H39M23S</meta:editing-duration>
    <meta:editing-cycles>100</meta:editing-cycles>
    <meta:generator>LibreOffice/5.1.4.2$Linux_X86_64 LibreOffice_project/10m0$Build-2</meta:generator>
    <meta:printed-by>User </meta:printed-by>
    <meta:print-date>2012-08-06T12:45:35</meta:print-date>
    <meta:document-statistic meta:table-count="0" meta:image-count="0" meta:object-count="0" meta:page-count="2" meta:paragraph-count="32" meta:word-count="785" meta:character-count="4519" meta:non-whitespace-character-count="3712"/>
  </office:meta>
</office:document-meta>
</file>